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tarSymbol" svg:font-family="Star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1687"/>
    </style:style>
    <style:style style:name="P2" style:family="paragraph" style:parent-style-name="Standard" style:list-style-name="L1">
      <style:paragraph-properties fo:line-height="150%"/>
      <style:text-properties officeooo:paragraph-rsid="00011687"/>
    </style:style>
    <style:style style:name="T1" style:family="text">
      <style:text-properties officeooo:rsid="00011687"/>
    </style:style>
    <style:style style:name="T2" style:family="text">
      <style:text-properties fo:background-color="#ffa6a6" loext:char-shading-value="0"/>
    </style:style>
    <style:style style:name="T3" style:family="text">
      <style:text-properties fo:background-color="#ffa6a6" loext:char-shading-value="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40533311" text:style-name="L1">
        <text:list-item>
          <text:p text:style-name="P2"><text:span text:style-name="T3">Amd Ryzen 5 3600:</text:span> <text:span text:style-name="T1">Hermano mayor. Editar video en </text:span>Filmora X</text:p>
        </text:list-item>
        <text:list-item>
          <text:p text:style-name="P2"><text:span text:style-name="T3">Amd a8 9600: </text:span><text:span text:style-name="T1">Matilda</text:span> <text:span text:style-name="T1">para poder jugar </text:span>Cyberpunk 2077</text:p>
        </text:list-item>
        <text:list-item>
          <text:p text:style-name="P2"><text:span text:style-name="T3">intel i3 3230: </text:span><text:span text:style-name="T1">Hermano menor, para hacer tareas de offic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tarSymbol" svg:font-family="Star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5T15:05:39.012005625</meta:creation-date>
    <dc:date>2022-08-15T15:21:50.944115066</dc:date>
    <meta:editing-duration>PT16M13S</meta:editing-duration>
    <meta:editing-cycles>1</meta:editing-cycles>
    <meta:document-statistic meta:table-count="0" meta:image-count="0" meta:object-count="0" meta:page-count="1" meta:paragraph-count="3" meta:word-count="33" meta:character-count="174" meta:non-whitespace-character-count="147"/>
    <meta:generator>LibreOffice/7.0.6.2$MacOSX_X86_64 LibreOffice_project/144abb84a525d8e30c9dbbefa69cbbf2d8d4ae3b</meta:generator>
  </office:meta>
</office:document-meta>
</file>